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9132f" officeooo:paragraph-rsid="0019132f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9132f" officeooo:paragraph-rsid="0019132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95f42" officeooo:paragraph-rsid="00195f4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a850a" officeooo:paragraph-rsid="001a850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barbero durmiente</text:p>
      <text:p text:style-name="P1"/>
      <text:p text:style-name="P2">El barbero solo puede pelar de uno en uno, y hay varios clientes esperando en la sala de espera, con una cantidad de sillas igual los que entran en la tienda.</text:p>
      <text:p text:style-name="P2">La cantidad de sillas es irrelevante.</text:p>
      <text:p text:style-name="P2">El barbero cuando no hay clientes se duerme.</text:p>
      <text:p text:style-name="P2">Cuando corta el pelo le asignamos un tiempo de dormir max.</text:p>
      <text:p text:style-name="P2">Cuando le esta cortando el pelo el cliente esta durmiendo.</text:p>
      <text:p text:style-name="P2">El tiempo que esta fuera de la barberia sera un retardo.</text:p>
      <text:p text:style-name="P2">Avisa al cliente de que se vaya cuando ha terminado el barbero.</text:p>
      <text:p text:style-name="P2">El primer cliente lo pela directamente sin pasar por la sala de espera.</text:p>
      <text:p text:style-name="P2">Los estados es que este pelando o que no este pelando.</text:p>
      <text:p text:style-name="P3">CortarPelo → Para saber si tiene que cortar pelo o no</text:p>
      <text:p text:style-name="P4">siguienteCliente-&gt; si hay clientes pasa el siguiente sino se duerm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09:54:30.807310777</meta:creation-date>
    <dc:date>2014-11-19T10:06:54.020733676</dc:date>
    <meta:editing-duration>PT1M58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12" meta:word-count="137" meta:character-count="740" meta:non-whitespace-character-count="615"/>
  </office:meta>
</office:document-meta>
</file>